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Noto Mono" officeooo:rsid="001a5e94" officeooo:paragraph-rsid="001a5e94"/>
    </style:style>
    <style:style style:name="P2" style:family="paragraph" style:parent-style-name="Standard" style:list-style-name="L1">
      <style:text-properties style:font-name="Noto Mono" fo:font-weight="normal" officeooo:rsid="001a5e94" officeooo:paragraph-rsid="001a5e94" style:font-weight-asian="normal" style:font-weight-complex="normal"/>
    </style:style>
    <style:style style:name="P3" style:family="paragraph" style:parent-style-name="Standard" style:list-style-name="L1">
      <style:text-properties style:font-name="Noto Mono" fo:font-weight="normal" officeooo:rsid="001b87f4" officeooo:paragraph-rsid="001b87f4" style:font-weight-asian="normal" style:font-weight-complex="normal"/>
    </style:style>
    <style:style style:name="P4" style:family="paragraph" style:parent-style-name="Standard">
      <style:text-properties style:font-name="Noto Mono" fo:font-weight="normal" officeooo:rsid="001b87f4" officeooo:paragraph-rsid="001b87f4" style:font-weight-asian="normal" style:font-weight-complex="normal"/>
    </style:style>
    <style:style style:name="P5" style:family="paragraph" style:parent-style-name="Standard">
      <style:text-properties style:font-name="Noto Mono" fo:font-style="italic" style:text-underline-style="solid" style:text-underline-width="auto" style:text-underline-color="font-color" fo:font-weight="bold" officeooo:rsid="001d6622" officeooo:paragraph-rsid="001d6622" style:font-style-asian="italic" style:font-weight-asian="bold" style:font-style-complex="italic" style:font-weight-complex="bold"/>
    </style:style>
    <style:style style:name="P6" style:family="paragraph" style:parent-style-name="Standard">
      <style:text-properties style:font-name="Noto Mono" fo:font-style="italic" style:text-underline-style="solid" style:text-underline-width="auto" style:text-underline-color="font-color" fo:font-weight="normal" officeooo:rsid="001d6622" officeooo:paragraph-rsid="001d6622" style:font-style-asian="italic" style:font-weight-asian="normal" style:font-style-complex="italic" style:font-weight-complex="normal"/>
    </style:style>
    <style:style style:name="P7" style:family="paragraph" style:parent-style-name="Standard" style:list-style-name="L4">
      <style:text-properties style:font-name="Noto Mono" fo:font-style="italic" style:text-underline-style="solid" style:text-underline-width="auto" style:text-underline-color="font-color" fo:font-weight="normal" officeooo:rsid="001d6622" officeooo:paragraph-rsid="001d6622" style:font-style-asian="italic" style:font-weight-asian="normal" style:font-style-complex="italic" style:font-weight-complex="normal"/>
    </style:style>
    <style:style style:name="P8" style:family="paragraph" style:parent-style-name="Standard" style:list-style-name="L4">
      <style:text-properties style:font-name="Noto Mono" fo:font-style="italic" style:text-underline-style="solid" style:text-underline-width="auto" style:text-underline-color="font-color" fo:font-weight="normal" officeooo:rsid="001d993f" officeooo:paragraph-rsid="001d993f" style:font-style-asian="italic" style:font-weight-asian="normal" style:font-style-complex="italic" style:font-weight-complex="normal"/>
    </style:style>
    <style:style style:name="P9" style:family="paragraph" style:parent-style-name="Standard" style:list-style-name="L4">
      <style:text-properties style:font-name="Noto Mono" fo:font-style="italic" style:text-underline-style="solid" style:text-underline-width="auto" style:text-underline-color="font-color" fo:font-weight="normal" officeooo:rsid="001ef8a0" officeooo:paragraph-rsid="001ef8a0" style:font-style-asian="italic" style:font-weight-asian="normal" style:font-style-complex="italic" style:font-weight-complex="normal"/>
    </style:style>
    <style:style style:name="P10" style:family="paragraph" style:parent-style-name="Standard" style:list-style-name="L4">
      <style:text-properties style:font-name="Noto Mono" fo:font-style="italic" style:text-underline-style="solid" style:text-underline-width="auto" style:text-underline-color="font-color" fo:font-weight="normal" officeooo:rsid="001f18ab" officeooo:paragraph-rsid="001f18ab" style:font-style-asian="italic" style:font-weight-asian="normal" style:font-style-complex="italic" style:font-weight-complex="normal"/>
    </style:style>
    <style:style style:name="P11" style:family="paragraph" style:parent-style-name="Standard" style:list-style-name="L2">
      <style:text-properties style:font-name="Noto Mono" fo:font-style="normal" style:text-underline-style="none" fo:font-weight="bold" officeooo:rsid="001d6622" officeooo:paragraph-rsid="001d6622" style:font-style-asian="normal" style:font-weight-asian="bold" style:font-style-complex="normal" style:font-weight-complex="bold"/>
    </style:style>
    <style:style style:name="P12" style:family="paragraph" style:parent-style-name="Standard">
      <style:text-properties style:font-name="Noto Mono" fo:font-style="normal" style:text-underline-style="none" fo:font-weight="bold" officeooo:rsid="001d6622" officeooo:paragraph-rsid="001d6622" style:font-style-asian="normal" style:font-weight-asian="bold" style:font-style-complex="normal" style:font-weight-complex="bold"/>
    </style:style>
    <style:style style:name="P13" style:family="paragraph" style:parent-style-name="Standard">
      <style:text-properties style:font-name="Noto Mono" fo:font-style="normal" style:text-underline-style="none" fo:font-weight="normal" officeooo:rsid="001d6622" officeooo:paragraph-rsid="001d6622" style:font-style-asian="normal" style:font-weight-asian="normal" style:font-style-complex="normal" style:font-weight-complex="normal"/>
    </style:style>
    <style:style style:name="P14" style:family="paragraph" style:list-style-name="L1"/>
    <style:style style:name="P15" style:family="paragraph" style:parent-style-name="Header">
      <style:text-properties fo:font-weight="bold" officeooo:rsid="001d6622" officeooo:paragraph-rsid="001d6622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87f4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Noto Mono" officeooo:rsid="001a5e94"/>
    </style:style>
    <style:style style:name="T5" style:family="text">
      <style:text-properties style:font-name="Noto Mono" fo:font-weight="bold" officeooo:rsid="001a5e94" style:font-weight-asian="bold" style:font-weight-complex="bold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fo:font-style="normal" style:text-underline-style="none" officeooo:rsid="001d993f" style:font-style-asian="normal" style:font-style-complex="normal"/>
    </style:style>
    <style:style style:name="T8" style:family="text">
      <style:text-properties fo:font-style="normal" style:text-underline-style="none" officeooo:rsid="001ef8a0" style:font-style-asian="normal" style:font-style-complex="normal"/>
    </style:style>
    <style:style style:name="T9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style:text-underline-style="none" fo:font-weight="bold" officeooo:rsid="001d993f" style:font-style-asian="normal" style:font-weight-asian="bold" style:font-style-complex="normal" style:font-weight-complex="bold"/>
    </style:style>
    <style:style style:name="T11" style:family="text">
      <style:text-properties fo:font-style="normal" style:text-underline-style="none" fo:font-weight="bold" officeooo:rsid="001ef8a0" style:font-style-asian="normal" style:font-weight-asian="bold" style:font-style-complex="normal" style:font-weight-complex="bold"/>
    </style:style>
    <style:style style:name="T12" style:family="text">
      <style:text-properties fo:font-style="normal" style:text-underline-style="none" fo:font-weight="bold" officeooo:rsid="001f18ab" style:font-style-asian="normal" style:font-weight-asian="bold" style:font-style-complex="normal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25708244" text:style-name="L1">
        <text:list-item>
          <text:p><text:span text:style-name="T4">What is a hobby? </text:span><text:span text:style-name="T5">C. What you enjoy during your leisure time.</text:span></text:p>
        </text:list-item>
        <text:list-item>
          <text:p text:style-name="P1"><text:span text:style-name="T1">Which</text:span><text:span text:style-name="T3"> people have hobbies? </text:span><text:span text:style-name="T1">D. All of the above</text:span></text:p>
        </text:list-item>
        <text:list-item>
          <text:p text:style-name="P1"><text:span text:style-name="T3">Which one of the following is not an advantage of having a hobby? </text:span><text:span text:style-name="T1">D. You do not gain pleasure.</text:span></text:p>
        </text:list-item>
        <text:list-item>
          <text:p text:style-name="P2">Which of the following is not a hobby? <text:span text:style-name="T1">D. Being happy</text:span></text:p>
        </text:list-item>
        <text:list-item>
          <text:p text:style-name="P2">Which is the best time to engage your hobby? <text:span text:style-name="T1">The best time to engage in your hobby is at your leisure time.</text:span></text:p>
        </text:list-item>
        <text:list-item>
          <text:p text:style-name="P2">Why is it advisable to participate in competitions? <text:span text:style-name="T1">It is advisable to participate in competitions so you know what is your hobby.</text:span></text:p>
        </text:list-item>
        <text:list-item>
          <text:p text:style-name="P2">What should someone do before making items such as baskets and pots? <text:span text:style-name="T2">Someone should collect the materials before making items such as baskets and pots.</text:span></text:p>
        </text:list-item>
        <text:list-item>
          <text:p text:style-name="P3">If the conditions for practising a certain hobby are harsh, what should someone do? <text:span text:style-name="T1">If the conditions for practising a certain hobby are harsh, someone must still continue their hobby.</text:span></text:p>
        </text:list-item>
        <text:list-item>
          <text:p text:style-name="P3">Why is it important for people to identify their hobbies? <text:span text:style-name="T1">It is important for people to identify their hobbies so that they can discover their talent.</text:span></text:p>
        </text:list-item>
        <text:list-item>
          <text:p text:style-name="P3">The phrase ………an idle mind is the devils “workshop” has been used in the passage. What does in mean? <text:span text:style-name="T1">An idle mind is the devils workshop means that people who are idle, tend to do harmful stuff to their body or to their society</text:span></text:p>
        </text:list-item>
      </text:list>
      <text:p text:style-name="P4"><text:span text:style-name="T1"/></text:p>
      <text:p text:style-name="P4"><text:span text:style-name="T1"/></text:p>
      <text:p text:style-name="P5">VOCABULARY</text:p>
      <text:p text:style-name="P5"/>
      <text:p text:style-name="P5">EXERCISE 1</text:p>
      <text:p text:style-name="P6"/>
      <text:list xml:id="list2765426523" text:style-name="L2">
        <text:list-item>
          <text:p text:style-name="P11">Fishing</text:p>
        </text:list-item>
        <text:list-item>
          <text:p text:style-name="P11">Cycling</text:p>
        </text:list-item>
        <text:list-item>
          <text:p text:style-name="P11">Swimming</text:p>
        </text:list-item>
        <text:list-item>
          <text:p text:style-name="P11">Singing</text:p>
        </text:list-item>
        <text:list-item>
          <text:p text:style-name="P11">Helping the needy</text:p>
        </text:list-item>
        <text:list-item>
          <text:p text:style-name="P11">Dancing</text:p>
        </text:list-item>
      </text:list>
      <text:p text:style-name="P12"/>
      <text:p text:style-name="P5">EXERCISE 2</text:p>
      <text:p text:style-name="P5"><text:span text:style-name="T3"/></text:p>
      <text:p text:style-name="P13">Catching fish from water in a river, ocean or pound using a hook or net. <text:span text:style-name="T1">Fishing</text:span></text:p>
      <text:p text:style-name="P13"><text:span text:style-name="T1"/></text:p>
      <text:p text:style-name="P13">Moving through water by making movement with arms and legs. <text:span text:style-name="T1">Swimming</text:span></text:p>
      <text:p text:style-name="P13"><text:span text:style-name="T3"/></text:p>
      <text:p text:style-name="P13">Making patterns of movements with your body to the sound of music. <text:s text:c="3"/><text:span text:style-name="T1">Dancing</text:span></text:p>
      <text:p text:style-name="P13"><text:span text:style-name="T1"/></text:p>
      <text:p text:style-name="P13"><text:soft-page-break/>Giving support to someone who does not have enough so that they can do something more easily. <text:span text:style-name="T1">Helping the needy.</text:span></text:p>
      <text:p text:style-name="P13"><text:span text:style-name="T1"/></text:p>
      <text:p text:style-name="P13">Making music using your mouth. <text:span text:style-name="T1">Singing</text:span></text:p>
      <text:p text:style-name="P13"><text:span text:style-name="T1"/></text:p>
      <text:p text:style-name="P13">Sitting on a bicycle and controlling its movements as you pedal. <text:span text:style-name="T1">Cycling</text:span></text:p>
      <text:p text:style-name="P13"><text:span text:style-name="T3"/></text:p>
      <text:p text:style-name="P13"><text:span text:style-name="T3"/></text:p>
      <text:p text:style-name="P5">Exercise 3</text:p>
      <text:p text:style-name="P6"><text:span text:style-name="T6"/></text:p>
      <text:list xml:id="list186571077" text:style-name="L4">
        <text:list-item>
          <text:p text:style-name="P7"><text:span text:style-name="T6">A feel of great happiness and joy is </text:span><text:span text:style-name="T9">pleasure</text:span></text:p>
        </text:list-item>
        <text:list-item>
          <text:p text:style-name="P7"><text:span text:style-name="T6">To pay attention to what is happening and be ready to react quickly if need <text:s/>be is to </text:span><text:span text:style-name="T7">be </text:span><text:span text:style-name="T10">aware.</text:span></text:p>
        </text:list-item>
        <text:list-item>
          <text:p text:style-name="P8"><text:span text:style-name="T6">To do something extremely well is to </text:span><text:span text:style-name="T9">excel</text:span></text:p>
        </text:list-item>
        <text:list-item>
          <text:p text:style-name="P8"><text:span text:style-name="T6">Something new or unusual is </text:span><text:span text:style-name="T9">novelty</text:span></text:p>
        </text:list-item>
        <text:list-item>
          <text:p text:style-name="P8"><text:span text:style-name="T6">To give all your attention </text:span><text:span text:style-name="T8">to something you are doing is to </text:span><text:span text:style-name="T11">concentrated</text:span></text:p>
        </text:list-item>
        <text:list-item>
          <text:p text:style-name="P9"><text:span text:style-name="T6">To rest and allow yourself to become calm is to </text:span><text:span text:style-name="T9">relax</text:span></text:p>
        </text:list-item>
        <text:list-item>
          <text:p text:style-name="P9"><text:span text:style-name="T6">Knowing about a situation or something is to </text:span><text:span text:style-name="T9">conducive.</text:span></text:p>
        </text:list-item>
        <text:list-item>
          <text:p text:style-name="P9"><text:span text:style-name="T6">To make a connection between two different things is to </text:span><text:span text:style-name="T12">relate.</text:span></text:p>
        </text:list-item>
        <text:list-item>
          <text:p text:style-name="P10"><text:span text:style-name="T6">To create a situation that helps something to happen is to make </text:span><text:span text:style-name="T9">alert</text:span></text:p>
        </text:list-item>
        <text:list-item>
          <text:p text:style-name="P10"><text:span text:style-name="T6">Knowledge and skills gained through time spent doing something is </text:span><text:span text:style-name="T9">experienc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1d6622" officeooo:paragraph-rsid="001d6622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LE PG 93-97 COMPREHENSION AND VOCABULARY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4T08:29:30.319830982</meta:creation-date>
    <dc:date>2020-06-04T18:32:09.039594156</dc:date>
    <meta:editing-duration>PT5M2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37" meta:word-count="456" meta:character-count="2443" meta:non-whitespace-character-count="2046"/>
  </office:meta>
</office:document-meta>
</file>